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7000000C746F6A4B6FBFA8006.png" manifest:media-type="image/png"/>
  <manifest:file-entry manifest:full-path="Pictures/100002010000022A00000201AD3CAD0462093D78.png" manifest:media-type="image/png"/>
  <manifest:file-entry manifest:full-path="Pictures/1000000000000898000006722EA9BA5A047F78AB.jpg" manifest:media-type="image/jpeg"/>
  <manifest:file-entry manifest:full-path="Pictures/10000000000007030000000D02EEE467E213D646.png" manifest:media-type="image/png"/>
  <manifest:file-entry manifest:full-path="Pictures/10000201000000C7000000C7970FB15C81667CAA.png" manifest:media-type="image/png"/>
  <manifest:file-entry manifest:full-path="Pictures/10000000000002DC00000145B5D4014CF9BA0D0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 T OT" svg:font-family="'Futura T OT'"/>
    <style:font-face style:name="Futura T OT Light1" svg:font-family="'Futura T OT Light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Wingdings" svg:font-family="Wingdings" style:font-pitch="variable"/>
    <style:font-face style:name="Futura T OT1" svg:font-family="'Futura T OT'" style:font-family-generic="modern" style:font-pitch="variable"/>
    <style:font-face style:name="Futura T OT Light" svg:font-family="'Futura T OT Light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Výchozí_5f_1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Výchozí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Výchozí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Výchozí-notes">
      <style:graphic-properties draw:fill-color="#ffffff" draw:auto-grow-height="true" fo:min-height="13.364cm"/>
    </style:style>
    <style:style style:name="pr4" style:family="presentation" style:parent-style-name="Výchozí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" style:family="presentation" style:parent-style-name="Výchozí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Výchozí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Výchozí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.212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3" style:family="paragraph">
      <style:paragraph-properties fo:margin-left="0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11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1.27cm" fo:margin-right="0cm" fo:margin-top="0.64cm" fo:margin-bottom="0.3cm" fo:line-height="100%" fo:text-align="start" fo:text-indent="0cm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6" style:family="paragraph">
      <style:paragraph-properties fo:margin-left="1.27cm" fo:margin-right="0cm" fo:margin-top="0.635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7" style:family="paragraph">
      <style:paragraph-properties fo:margin-left="1.27cm" fo:margin-right="0cm" fo:margin-top="0.3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8" style:family="paragraph">
      <style:paragraph-properties fo:margin-left="1.27cm" fo:margin-right="0cm" fo:margin-top="0.64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1.27cm" fo:margin-right="0cm" fo:margin-top="0.423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top="0.3cm" fo:margin-bottom="0cm" fo:line-height="100%" fo:text-align="start" style:punctuation-wrap="hanging" style:writing-mode="lr-tb"/>
      <style:text-properties fo:hyphenate="false"/>
    </style:style>
    <style:style style:name="P23" style:family="paragraph">
      <style:paragraph-properties fo:line-height="100%" fo:text-align="start" style:punctuation-wrap="hanging" style:writing-mode="lr-tb"/>
      <style:text-properties fo:hyphenate="false"/>
    </style:style>
    <style:style style:name="P24" style:family="paragraph">
      <style:paragraph-properties fo:margin-top="0.2cm" fo:margin-bottom="0cm" fo:line-height="100%" fo:text-align="start" style:punctuation-wrap="hanging" style:writing-mode="lr-tb"/>
      <style:text-properties fo:hyphenate="false"/>
    </style:style>
    <style:style style:name="P25" style:family="paragraph">
      <style:paragraph-properties fo:margin-top="0.3cm" fo:margin-bottom="0.2cm" fo:line-height="100%" fo:text-align="start" style:punctuation-wrap="hanging" style:writing-mode="lr-tb"/>
      <style:text-properties fo:hyphenate="false"/>
    </style:style>
    <style:style style:name="P26" style:family="paragraph">
      <style:paragraph-properties fo:margin-top="0cm" fo:margin-bottom="0.2cm" fo:line-height="100%" fo:text-align="start" style:punctuation-wrap="hanging" style:writing-mode="lr-tb"/>
      <style:text-properties fo:hyphenate="false"/>
    </style:style>
    <style:style style:name="P27" style:family="paragraph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hyphenate="false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29" style:family="paragraph">
      <loext:graphic-properties draw:fill-color="#ffffff"/>
      <style:text-properties fo:font-size="28.1000003814697pt"/>
    </style:style>
    <style:style style:name="P30" style:family="paragraph">
      <style:paragraph-properties fo:margin-left="1.27cm" fo:margin-right="0cm" fo:margin-top="0.3cm" fo:margin-bottom="0.2cm" fo:line-height="100%" fo:text-align="start" fo:text-indent="0cm">
        <style:tab-stops>
          <style:tab-stop style:position="0cm"/>
        </style:tab-stops>
      </style:paragraph-properties>
    </style:style>
    <style:style style:name="P31" style:family="paragraph">
      <style:paragraph-properties fo:line-height="100%" fo:text-align="start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top="0.8cm" fo:margin-bottom="0cm" fo:line-height="100%" fo:text-align="start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3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text-transform="uppercase" fo:color="#303030" style:text-line-through-style="none" style:text-line-through-type="none" style:text-position="0% 100%" style:font-name="Futura T OT Ligh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text-transform="uppercase" fo:color="#303030" style:text-line-through-style="none" style:text-line-through-type="none" style:text-position="0% 100%" style:font-name="Futura T OT Ligh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303030" style:text-line-through-style="none" style:text-line-through-type="none" style:text-position="0% 100%" style:font-name="Futura T OT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303030" style:text-line-through-style="none" style:text-line-through-type="none" style:text-position="0% 100%" style:font-name="Futura T OT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text-transform="uppercase" fo:color="#303030" style:text-line-through-style="none" style:text-line-through-type="none" style:text-position="0% 100%" style:font-name="Futura T O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303030" style:text-line-through-style="none" style:text-line-through-type="none" style:text-position="0% 100%" style:font-name="Futura T OT Light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font-variant="normal" fo:text-transform="none" fo:color="#303030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8" style:family="text">
      <style:text-properties fo:font-variant="normal" fo:text-transform="none" fo:color="#303030" style:text-line-through-style="none" style:text-line-through-type="none" style:text-position="0% 100%" style:font-name="Futura T OT Light" fo:font-size="16pt" fo:letter-spacing="normal" fo:font-style="normal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9" style:family="text">
      <style:text-properties fo:font-variant="normal" fo:text-transform="none" fo:color="#303030" style:text-line-through-style="none" style:text-line-through-type="none" style:text-position="0% 100%" style:font-name="Futura T OT Light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10" style:family="text">
      <style:text-properties fo:font-variant="normal" fo:text-transform="none" fo:color="#303030" style:text-line-through-style="none" style:text-line-through-type="none" style:text-position="0% 100%" style:font-name="Courier New" fo:font-size="16pt" fo:letter-spacing="normal" fo:font-style="normal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11" style:family="text">
      <style:text-properties fo:font-variant="normal" fo:text-transform="none" fo:color="#303030" style:text-line-through-style="none" style:text-line-through-type="none" style:text-position="0% 100%" style:font-name="Futura T OT Light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variant="normal" fo:text-transform="none" fo:color="#303030" style:text-line-through-style="none" style:text-line-through-type="none" style:text-position="0% 100%" style:font-name="Futura T OT Light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303030" style:text-line-through-style="none" style:text-line-through-type="none" style:text-position="0% 100%" style:font-name="Liberation Mono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303030" style:text-outline="false" style:text-line-through-style="none" style:text-line-through-type="none" style:text-position="0% 100%" style:font-name="Courier New" fo:font-size="16pt" fo:letter-spacing="normal" fo:font-style="normal" fo:text-shadow="none" style:text-underline-style="none" fo:font-weight="normal" style:letter-kerning="true" fo:background-color="transparent" style:font-name-asian="Source Han Sans CN Regular" style:font-size-asian="16pt" style:font-style-asian="normal" style:font-weight-asian="normal" style:font-name-complex="Courier New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16" style:family="text">
      <style:text-properties fo:font-variant="normal" fo:text-transform="none" fo:color="#303030" style:text-line-through-style="none" style:text-line-through-type="none" style:text-position="0% 100%" style:font-name="Futura T OT Light" fo:font-size="15pt" fo:letter-spacing="normal" fo:font-style="italic" style:text-underline-style="none" fo:font-weight="normal" style:font-size-asian="15pt" style:font-style-asian="italic" style:font-weight-asian="normal" style:font-name-complex="Courier New" style:font-size-complex="15pt" style:font-style-complex="italic" style:font-weight-complex="normal"/>
    </style:style>
    <style:style style:name="T17" style:family="text">
      <style:text-properties fo:font-variant="normal" fo:text-transform="none" fo:color="#303030" style:text-line-through-style="none" style:text-line-through-type="none" style:text-position="0% 100%" style:font-name="Futura T OT Light" fo:font-size="14pt" fo:letter-spacing="normal" fo:font-style="italic" style:text-underline-style="none" fo:font-weight="normal" style:font-size-asian="14pt" style:font-style-asian="italic" style:font-weight-asian="normal" style:font-name-complex="Courier New" style:font-size-complex="14pt" style:font-style-complex="italic" style:font-weight-complex="normal"/>
    </style:style>
    <style:style style:name="T18" style:family="text">
      <style:text-properties fo:font-variant="normal" fo:text-transform="none" fo:color="#303030" style:text-line-through-style="none" style:text-line-through-type="none" style:text-position="0% 100%" style:font-name="Wingding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303030" style:text-line-through-style="none" style:text-line-through-type="none" style:text-position="0% 100%" style:font-name="Futura T O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0" style:family="text">
      <style:text-properties fo:font-variant="normal" fo:text-transform="none" fo:color="#303030" style:text-line-through-style="none" style:text-line-through-type="none" style:text-position="0% 100%" style:font-name="Futura T OT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30303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-0.952cm" text:min-label-width="0.952cm"/>
        <style:text-properties fo:font-family="Wingdings" style:font-pitch="variable" style:font-charset="x-symbol" fo:color="#f5db2e" fo:font-size="12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f5db2e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space-before="-0.952cm" text:min-label-width="0.952cm"/>
        <style:text-properties fo:font-family="Wingdings" style:font-pitch="variable" style:font-charset="x-symbol" fo:color="#f5db2e" fo:font-size="12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f5db2e" fo:font-size="12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f5db2e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30303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30303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draw:name="Nadpis 1" presentation:style-name="pr1" draw:text-style-name="P2" draw:layer="layout" svg:width="15.4cm" svg:height="4.8cm" svg:x="10cm" svg:y="5.125cm" presentation:class="title" presentation:user-transformed="true">
          <draw:text-box>
            <text:p text:style-name="P1"><text:span text:style-name="T1">Python</text:span><text:span text:style-name="T1"><text:line-break/></text:span><text:span text:style-name="T2">Seznámení s programovacím jazykem</text:span></text:p>
          </draw:text-box>
        </draw:frame>
        <draw:frame draw:name="Podnadpis 2" presentation:style-name="pr2" draw:text-style-name="P5" draw:layer="layout" svg:width="15.4cm" svg:height="4.675cm" svg:x="10cm" svg:y="12.325cm" presentation:class="subtitle" presentation:user-transformed="true">
          <draw:text-box>
            <text:p text:style-name="P3"><text:span text:style-name="T3">Textové soubory</text:span></text:p>
            <text:p text:style-name="P3"><text:span text:style-name="T3">Práce s moduly</text:span></text:p>
            <text:p text:style-name="P3"><text:span text:style-name="T3">Moduly třetích stran </text:span></text:p>
            <text:p text:style-name="P3"><text:span text:style-name="T3"/></text:p>
            <text:p text:style-name="P4"><text:span text:style-name="T4">Lukáš Kotek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xtové soubory" draw:style-name="dp1" draw:master-page-name="Výchozí">
        <office:forms form:automatic-focus="false" form:apply-design-mode="false"/>
        <draw:frame draw:name="Nadpis 1" presentation:style-name="pr4" draw:text-style-name="P8" draw:layer="layout" svg:width="19.43cm" svg:height="1.599cm" svg:x="1.27cm" svg:y="1.124cm" presentation:class="title" presentation:user-transformed="true">
          <draw:text-box>
            <text:p text:style-name="P7"><text:span text:style-name="T5">Textové soubory</text:span></text:p>
          </draw:text-box>
        </draw:frame>
        <draw:frame draw:name="Zástupný symbol pro obsah 2" presentation:style-name="pr5" draw:text-style-name="P13" draw:layer="layout" svg:width="21.23cm" svg:height="13.801cm" svg:x="1.27cm" svg:y="3.724cm" presentation:class="outline" presentation:user-transformed="true">
          <draw:text-box>
            <text:list text:style-name="L2">
              <text:list-item>
                <text:p text:style-name="P9"><text:span text:style-name="T6">Použití základních nástrojů pro práci se soubory</text:span></text:p>
                <text:list>
                  <text:list-item>
                    <text:p text:style-name="P10"><text:span text:style-name="T7">open</text:span><text:span text:style-name="T8"> a </text:span><text:span text:style-name="T7">close</text:span><text:span text:style-name="T8"> – zpřístupnění a uzavření souboru + vrácení OS</text:span></text:p>
                  </text:list-item>
                  <text:list-item>
                    <text:p text:style-name="P11"><text:span text:style-name="T7">read</text:span><text:span text:style-name="T8"> vs. </text:span><text:span text:style-name="T7">readline</text:span><text:span text:style-name="T8"> vs. </text:span><text:span text:style-name="T7">readlines</text:span><text:span text:style-name="T8"> – jakým způsobem načítat data</text:span></text:p>
                  </text:list-item>
                  <text:list-item>
                    <text:p text:style-name="P11"><text:span text:style-name="T7">write</text:span><text:span text:style-name="T8"> – zápis řetězce → analogicky jako u funkce </text:span><text:span text:style-name="T7">print</text:span></text:p>
                  </text:list-item>
                  <text:list-item>
                    <text:p text:style-name="P11"><text:span text:style-name="T8">direktiva </text:span><text:span text:style-name="T7">with</text:span><text:span text:style-name="T8"> – syntaxe pro blok kódu → nepoužije se <text:s/></text:span><text:span text:style-name="T7">close</text:span></text:p>
                  </text:list-item>
                </text:list>
              </text:list-item>
              <text:list-item>
                <text:p text:style-name="P10"><text:span text:style-name="T9">Vybrané režimy práce s textovými soubory</text:span></text:p>
                <text:list>
                  <text:list-item>
                    <text:p text:style-name="P10"><text:span text:style-name="T8">"r" – režim pouze pro čtení</text:span></text:p>
                  </text:list-item>
                  <text:list-item>
                    <text:p text:style-name="P11"><text:span text:style-name="T8">"w" – režim pro zápis</text:span></text:p>
                  </text:list-item>
                  <text:list-item>
                    <text:p text:style-name="P11"><text:span text:style-name="T8">"a" – připojování na konec souboru</text:span></text:p>
                  </text:list-item>
                </text:list>
              </text:list-item>
            </text:list>
            <text:p text:style-name="P12"><text:span text:style-name="T10">soubor = open("data.txt", "r")</text:span><text:span text:style-name="T10"><text:line-break/></text:span><text:span text:style-name="T10">print(soubor.readlines())</text:span><text:span text:style-name="T10"><text:tab/></text:span><text:span text:style-name="T10"><text:tab/></text:span><text:span text:style-name="T10"># Vrati obsah jako seznam</text:span><text:span text:style-name="T10"><text:line-break/></text:span><text:span text:style-name="T10">print(soubor.readline())</text:span><text:span text:style-name="T10"><text:tab/></text:span><text:span text:style-name="T10"><text:tab/></text:span><text:span text:style-name="T10"># Vrati 1 radek ...</text:span><text:span text:style-name="T10"><text:line-break/></text:span><text:span text:style-name="T10">print(soubor.read())</text:span><text:span text:style-name="T10"><text:tab/></text:span><text:span text:style-name="T10"><text:tab/></text:span><text:span text:style-name="T10"><text:tab/></text:span><text:span text:style-name="T10"># Vrati soubor jako string</text:span><text:span text:style-name="T10"><text:line-break/></text:span><text:span text:style-name="T10">soubor.close()</text:span></text:p>
          </draw:text-box>
        </draw:frame>
        <draw:frame draw:name="Zástupný symbol pro číslo snímku 3" presentation:style-name="pr6" draw:text-style-name="P15" draw:layer="layout" svg:width="1.228cm" svg:height="1.013cm" svg:x="22.758cm" svg:y="17.112cm" presentation:class="page-number" presentation:user-transformed="true">
          <draw:text-box>
            <text:p text:style-name="P14"><text:span text:style-name="T11"><text:page-number>&lt;čísl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 codecs" draw:style-name="dp1" draw:master-page-name="Výchozí">
        <office:forms form:automatic-focus="false" form:apply-design-mode="false"/>
        <draw:frame draw:name="Nadpis 1" presentation:style-name="pr4" draw:text-style-name="P8" draw:layer="layout" svg:width="19.43cm" svg:height="1.599cm" svg:x="1.27cm" svg:y="1.124cm" presentation:class="title" presentation:user-transformed="true">
          <draw:text-box>
            <text:p text:style-name="P7"><text:span text:style-name="T5">PoužiTí funkce open</text:span></text:p>
          </draw:text-box>
        </draw:frame>
        <draw:frame draw:name="Zástupný symbol pro obsah 2" presentation:style-name="pr5" draw:text-style-name="P13" draw:layer="layout" svg:width="21.63cm" svg:height="13.801cm" svg:x="1.27cm" svg:y="3.724cm" presentation:class="outline" presentation:user-transformed="true">
          <draw:text-box>
            <text:list text:style-name="L2">
              <text:list-item>
                <text:p text:style-name="P9"><text:span text:style-name="T6">Použití funkce</text:span></text:p>
                <text:list>
                  <text:list-item>
                    <text:p text:style-name="P10"><text:span text:style-name="T12">Možnost práce s různými kódováními</text:span></text:p>
                  </text:list-item>
                  <text:list-item>
                    <text:p text:style-name="P11"><text:span text:style-name="T12">Výchozí chování v Pythonu 3, dříve vhodné použít modul </text:span><text:span text:style-name="T13">codecs</text:span></text:p>
                  </text:list-item>
                </text:list>
              </text:list-item>
            </text:list>
            <text:p text:style-name="P16"><text:span text:style-name="T14">soubor = open(</text:span><text:span text:style-name="T10">"data.txt", "r", encoding="utf8")</text:span></text:p>
            <text:p text:style-name="P17"><text:span text:style-name="T10">radky = soubor.readlines()</text:span></text:p>
            <text:p text:style-name="P17"><text:span text:style-name="T10">for radek in radky:</text:span><text:span text:style-name="T10"><text:line-break/></text:span><text:span text:style-name="T10"> <text:s text:c="3"/>x = radek.split(",")</text:span><text:span text:style-name="T10"><text:tab/></text:span><text:span text:style-name="T10"># Metoda pro rozdeleni retezce</text:span><text:span text:style-name="T10"><text:line-break/></text:span><text:span text:style-name="T10"> <text:s text:c="3"/>print(type(x))</text:span><text:span text:style-name="T10"><text:line-break/></text:span><text:span text:style-name="T10"> <text:s text:c="3"/>print(x)</text:span></text:p>
            <text:p text:style-name="P16"><text:span text:style-name="T10"># Alternativne s direktivou </text:span><text:span text:style-name="T7">with</text:span><text:span text:style-name="T10">:</text:span></text:p>
            <text:p text:style-name="P18"><text:span text:style-name="T14">with open(</text:span><text:span text:style-name="T10">"data.txt", "r", encoding="utf8") as soubor:</text:span></text:p>
            <text:p text:style-name="P17"><text:span text:style-name="T10"><text:s text:c="4"/></text:span><text:span text:style-name="T10"># Zbytek zapisu je analogicky</text:span></text:p>
          </draw:text-box>
        </draw:frame>
        <draw:frame draw:name="Zástupný symbol pro číslo snímku 3" presentation:style-name="pr6" draw:text-style-name="P15" draw:layer="layout" svg:width="1.228cm" svg:height="1.013cm" svg:x="22.758cm" svg:y="17.112cm" presentation:class="page-number" presentation:user-transformed="true">
          <draw:text-box>
            <text:p text:style-name="P14"><text:span text:style-name="T11"><text:page-number>&lt;čísl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působy importu modulů" draw:style-name="dp1" draw:master-page-name="Výchozí">
        <office:forms form:automatic-focus="false" form:apply-design-mode="false"/>
        <draw:frame draw:name="Nadpis 1" presentation:style-name="pr4" draw:text-style-name="P8" draw:layer="layout" svg:width="19.43cm" svg:height="1.599cm" svg:x="1.27cm" svg:y="1.124cm" presentation:class="title" presentation:user-transformed="true">
          <draw:text-box>
            <text:p text:style-name="P7"><text:span text:style-name="T5">Způsoby importu modulů</text:span></text:p>
          </draw:text-box>
        </draw:frame>
        <draw:frame draw:name="Zástupný symbol pro obsah 2" presentation:style-name="pr5" draw:text-style-name="P13" draw:layer="layout" svg:width="21.23cm" svg:height="13.801cm" svg:x="1.27cm" svg:y="3.724cm" presentation:class="outline" presentation:user-transformed="true">
          <draw:text-box>
            <text:list text:style-name="L2">
              <text:list-item>
                <text:p text:style-name="P9"><text:span text:style-name="T6">Použití příkazu import</text:span></text:p>
                <text:list>
                  <text:list-item>
                    <text:p text:style-name="P10"><text:span text:style-name="T12">Zpřístupnění funkcí / proměnných / objektů u modulu</text:span></text:p>
                  </text:list-item>
                  <text:list-item>
                    <text:p text:style-name="P19"><text:span text:style-name="T12">Přistupujeme vždy pře název modulu</text:span></text:p>
                  </text:list-item>
                </text:list>
              </text:list-item>
            </text:list>
            <text:p text:style-name="P20"><text:span text:style-name="T10">import math</text:span><text:span text:style-name="T10"><text:line-break/></text:span><text:span text:style-name="T10">math.pow(4, 2)</text:span></text:p>
            <text:list text:continue-numbering="true" text:style-name="L2">
              <text:list-item>
                <text:p text:style-name="P21"><text:span text:style-name="T9">Použití příkazu from</text:span></text:p>
                <text:list>
                  <text:list-item>
                    <text:p text:style-name="P21"><text:span text:style-name="T8">Určujeme, které prvky z modulu se mají zpřístupnit přímo</text:span></text:p>
                  </text:list-item>
                </text:list>
              </text:list-item>
            </text:list>
            <text:p text:style-name="P20"><text:span text:style-name="T10">from math import pow <text:s/># Zpristupni pouze funkci pow</text:span><text:span text:style-name="T10"><text:line-break/></text:span><text:span text:style-name="T10">pow(4, 2)</text:span></text:p>
            <text:p text:style-name="P20"><text:span text:style-name="T10">from math import *</text:span><text:span text:style-name="T10"><text:tab/></text:span><text:span text:style-name="T10"> # Pozor, zpristupni vse z modulu</text:span></text:p>
            <text:list text:continue-numbering="true" text:style-name="L2">
              <text:list-item>
                <text:p text:style-name="P21"><text:span text:style-name="T9">Použití příkazu as</text:span></text:p>
                <text:list>
                  <text:list-item>
                    <text:p text:style-name="P21"><text:span text:style-name="T8">Pro zpřehlednění a zjednodušení zápisu</text:span></text:p>
                  </text:list-item>
                </text:list>
              </text:list-item>
            </text:list>
            <text:p text:style-name="P20"><text:span text:style-name="T10">import math as m</text:span><text:span text:style-name="T10"><text:line-break/></text:span><text:span text:style-name="T10">m.pow(4, 2)</text:span></text:p>
          </draw:text-box>
        </draw:frame>
        <draw:frame draw:name="Zástupný symbol pro číslo snímku 3" presentation:style-name="pr6" draw:text-style-name="P15" draw:layer="layout" svg:width="1.228cm" svg:height="1.013cm" svg:x="22.758cm" svg:y="17.112cm" presentation:class="page-number" presentation:user-transformed="true">
          <draw:text-box>
            <text:p text:style-name="P14"><text:span text:style-name="T11"><text:page-number>&lt;čísl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k vytvořit http request" draw:style-name="dp1" draw:master-page-name="Výchozí">
        <office:forms form:automatic-focus="false" form:apply-design-mode="false"/>
        <draw:frame draw:name="Nadpis 1" presentation:style-name="pr4" draw:text-style-name="P8" draw:layer="layout" svg:width="19.43cm" svg:height="1.599cm" svg:x="1.27cm" svg:y="1.124cm" presentation:class="title" presentation:user-transformed="true">
          <draw:text-box>
            <text:p text:style-name="P7"><text:span text:style-name="T5">Moduly třetích straN</text:span></text:p>
          </draw:text-box>
        </draw:frame>
        <draw:frame draw:name="Zástupný symbol pro obsah 2" presentation:style-name="pr5" draw:text-style-name="P13" draw:layer="layout" svg:width="21.63cm" svg:height="13.801cm" svg:x="1.27cm" svg:y="3.724cm" presentation:class="outline" presentation:user-transformed="true">
          <draw:text-box>
            <text:list text:style-name="L2">
              <text:list-item>
                <text:p text:style-name="P9"><text:span text:style-name="T6">Proč použít modul třetí strany?</text:span></text:p>
                <text:list>
                  <text:list-item>
                    <text:p text:style-name="P22"><text:span text:style-name="T12">Velké množství modulů v základu… nicméně obrovské celkově</text:span></text:p>
                    <text:list>
                      <text:list-item>
                        <text:p text:style-name="P23"><text:span text:style-name="T12">Patrně největší síla Pythonu</text:span></text:p>
                      </text:list-item>
                    </text:list>
                  </text:list-item>
                  <text:list-item>
                    <text:p text:style-name="P22"><text:span text:style-name="T12">Zajímavé možnosti v kombinaci s tvořenými virtualenvs</text:span></text:p>
                  </text:list-item>
                  <text:list-item>
                    <text:p text:style-name="P24"><text:span text:style-name="T12">Předkompilované moduly s příponou *.whl („wheel“)</text:span></text:p>
                    <text:list>
                      <text:list-item>
                        <text:p text:style-name="P25"><text:span text:style-name="T12">Praktická možnost na MS Windows</text:span></text:p>
                        <text:list>
                          <text:list-item>
                            <text:p text:style-name="P26"><text:span text:style-name="T12"><text:a xlink:href="http://www.lfd.uci.edu/~gohlke/pythonlibs/" xlink:type="simple">http://www.lfd.uci.edu/~gohlke/pythonlibs/</text:a></text:span><text:span text:style-name="T12"><text:s/></text:span><text:span text:style-name="T12"><text:tab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6">Nástroj pip</text:span></text:p>
                <text:list>
                  <text:list-item>
                    <text:p text:style-name="P27"><text:span text:style-name="T12">Základní použití z příkazového řádku MS Windows / unixového shellu</text:span></text:p>
                  </text:list-item>
                </text:list>
              </text:list-item>
            </text:list>
            <text:p text:style-name="P16"><text:span text:style-name="T10">pip install nazev_baliku</text:span></text:p>
            <text:p text:style-name="P17"><text:span text:style-name="T10">pip freeze</text:span><text:span text:style-name="T10"><text:tab/></text:span><text:span text:style-name="T10"><text:tab/></text:span><text:span text:style-name="T10"># nainstalovane baliky</text:span></text:p>
          </draw:text-box>
        </draw:frame>
        <draw:frame draw:name="Zástupný symbol pro číslo snímku 3" presentation:style-name="pr6" draw:text-style-name="P28" draw:layer="layout" svg:width="1.228cm" svg:height="1.013cm" svg:x="22.758cm" svg:y="17.112cm" presentation:class="page-number" presentation:user-transformed="true">
          <draw:text-box>
            <text:p text:style-name="P14"><text:span text:style-name="T11"><text:page-number>&lt;číslo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 logging" draw:style-name="dp1" draw:master-page-name="Výchozí">
        <office:forms form:automatic-focus="false" form:apply-design-mode="false"/>
        <draw:frame draw:name="Nadpis 1" presentation:style-name="pr4" draw:text-style-name="P8" draw:layer="layout" svg:width="19.43cm" svg:height="1.599cm" svg:x="1.27cm" svg:y="1.124cm" presentation:class="title" presentation:user-transformed="true">
          <draw:text-box>
            <text:p text:style-name="P7"><text:span text:style-name="T5">Modul logging</text:span></text:p>
          </draw:text-box>
        </draw:frame>
        <draw:frame draw:name="Zástupný symbol pro obsah 2" presentation:style-name="pr5" draw:text-style-name="P13" draw:layer="layout" svg:width="21.23cm" svg:height="13.801cm" svg:x="1.27cm" svg:y="3.724cm" presentation:class="outline" presentation:user-transformed="true">
          <draw:text-box>
            <text:list text:style-name="L2">
              <text:list-item>
                <text:p text:style-name="P9"><text:span text:style-name="T6">Jak vytvářet logovací záznamy?</text:span></text:p>
                <text:list>
                  <text:list-item>
                    <text:p text:style-name="P10"><text:span text:style-name="T12">Pomocí běžné práce s textovými soubory… ale proč vymýšlet kolo?</text:span></text:p>
                  </text:list-item>
                  <text:list-item>
                    <text:p text:style-name="P11"><text:span text:style-name="T12">Pomocí specializovaného modulu, např. </text:span><text:span text:style-name="T10">logging</text:span></text:p>
                  </text:list-item>
                </text:list>
              </text:list-item>
            </text:list>
            <text:p text:style-name="P16"><text:span text:style-name="T10">import logging</text:span><text:span text:style-name="T10"><text:line-break/></text:span><text:span text:style-name="T10">import datetime</text:span><text:span text:style-name="T10"><text:line-break/></text:span><text:span text:style-name="T10">import getpass</text:span><text:span text:style-name="T10"><text:tab/></text:span><text:span text:style-name="T10"># Pro zjisteni uzivatele</text:span><text:span text:style-name="T10"><text:line-break/></text:span><text:span text:style-name="T10"><text:line-break/></text:span><text:span text:style-name="T10">logger = logging.getLogger(__name__)</text:span><text:span text:style-name="T10"><text:line-break/></text:span><text:span text:style-name="T10">FORMAT = "%(levelname)-8s [%(asctime)-15s] [%(user)-8s] </text:span><text:span text:style-name="T10">[%(process)d] [%(funcName)-14s] - %(message)s"</text:span><text:span text:style-name="T10"><text:line-break/></text:span><text:span text:style-name="T10"><text:line-break/></text:span><text:span text:style-name="T10">logging.basicConfig(filename='log_{0}.log'.format(</text:span><text:span text:style-name="T10"><text:line-break/></text:span><text:span text:style-name="T10"> <text:s text:c="3"/>datetime.date.today()), format=FORMAT)</text:span><text:span text:style-name="T10"><text:line-break/></text:span><text:span text:style-name="T10">logger.setLevel</text:span><text:span text:style-name="T15">("INFO")</text:span><text:span text:style-name="T10"><text:tab/></text:span><text:span text:style-name="T10"># Co reálně logovat</text:span><text:span text:style-name="T10"><text:line-break/></text:span><text:span text:style-name="T10">d = {'user': getpass.getuser()}</text:span><text:span text:style-name="T10"><text:line-break/></text:span><text:span text:style-name="T10"><text:line-break/></text:span><text:span text:style-name="T10">logger.debug("Podrobne info", extra=d)</text:span><text:span text:style-name="T10"><text:tab/></text:span><text:span text:style-name="T10"># Nezaloguje se</text:span><text:span text:style-name="T10"><text:line-break/></text:span><text:span text:style-name="T10">logger.info("Zakladni info", extra=d)</text:span><text:span text:style-name="T10"><text:tab/></text:span><text:span text:style-name="T10"># Zalohuje se</text:span></text:p>
          </draw:text-box>
        </draw:frame>
        <draw:frame draw:name="Zástupný symbol pro číslo snímku 3" presentation:style-name="pr7" draw:text-style-name="P28" draw:layer="layout" svg:width="1.228cm" svg:height="1.013cm" svg:x="22.758cm" svg:y="17.112cm" presentation:class="page-number" presentation:user-transformed="true">
          <draw:text-box>
            <text:p text:style-name="P14"><text:span text:style-name="T11"><text:page-number>&lt;čísl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k pracovat s daty v XML" draw:style-name="dp1" draw:master-page-name="Výchozí">
        <office:forms form:automatic-focus="false" form:apply-design-mode="false"/>
        <draw:frame draw:name="Nadpis 1" presentation:style-name="pr4" draw:text-style-name="P8" draw:layer="layout" svg:width="19.43cm" svg:height="1.599cm" svg:x="1.27cm" svg:y="1.124cm" presentation:class="title" presentation:user-transformed="true">
          <draw:text-box>
            <text:p text:style-name="P7"><text:span text:style-name="T5">Jak pracovat s daty v XML</text:span></text:p>
          </draw:text-box>
        </draw:frame>
        <draw:frame draw:name="Zástupný symbol pro obsah 2" presentation:style-name="pr5" draw:text-style-name="P13" draw:layer="layout" svg:width="21.63cm" svg:height="13.801cm" svg:x="1.27cm" svg:y="3.724cm" presentation:class="outline" presentation:user-transformed="true">
          <draw:text-box>
            <text:list text:style-name="L2">
              <text:list-item>
                <text:p text:style-name="P9"><text:span text:style-name="T6">Použití modulu xml</text:span></text:p>
                <text:list>
                  <text:list-item>
                    <text:p text:style-name="P10"><text:span text:style-name="T12">Načíst ze souboru pomocí metody </text:span><text:span text:style-name="T13">parse</text:span><text:span text:style-name="T12"> nebo</text:span></text:p>
                    <text:p text:style-name="P11"><text:span text:style-name="T12">… </text:span><text:span text:style-name="T12">transformovat řetězec pomocí metody </text:span><text:span text:style-name="T13">fromstring</text:span></text:p>
                  </text:list-item>
                  <text:list-item>
                    <text:p text:style-name="P11"><text:span text:style-name="T12">Když je „vše ztraceno"... je tu </text:span><text:span text:style-name="T6">BeautifulSoup!</text:span></text:p>
                  </text:list-item>
                </text:list>
              </text:list-item>
            </text:list>
            <text:p text:style-name="P16"><text:span text:style-name="T10">import xml.etree.ElementTree as XML </text:span></text:p>
            <text:p text:style-name="P17"><text:span text:style-name="T10">strom = XML.parse("zdrojovy_soubor.xml")</text:span><text:span text:style-name="T10"><text:line-break/></text:span><text:span text:style-name="T10">print(type(strom))</text:span><text:span text:style-name="T10"><text:line-break/></text:span><text:span text:style-name="T10">print(strom)</text:span></text:p>
            <text:p text:style-name="P30"><text:span text:style-name="T10">struktura = strom.getroot()</text:span><text:span text:style-name="T10"><text:line-break/></text:span><text:span text:style-name="T10"><text:line-break/></text:span><text:span text:style-name="T10">for zaznam in struktura:</text:span><text:span text:style-name="T10"><text:line-break/></text:span><text:span text:style-name="T10"> <text:s text:c="3"/>print(str(zaznam.tag))</text:span><text:span text:style-name="T10"><text:tab/></text:span><text:span text:style-name="T10"><text:tab/></text:span><text:span text:style-name="T10"># Pristup k datum</text:span><text:span text:style-name="T10"><text:line-break/></text:span><text:span text:style-name="T10"> <text:s text:c="3"/>print(str(zaznam.attrib))</text:span></text:p>
            <text:p text:style-name="P31"><text:span text:style-name="T16"><text:a xlink:href="https://docs.python.org/2/library/xml.etree.elementtree.html" xlink:type="simple">https://docs.python.org/2/library/xml.etree.elementtree.html</text:a></text:span><text:span text:style-name="T16"><text:line-break/></text:span><text:span text:style-name="T16"><text:a xlink:href="https://www.crummy.com/software/BeautifulSoup/bs4/doc" xlink:type="simple">https://www.crummy.com/software/BeautifulSoup/bs4/doc</text:a></text:span></text:p>
            <text:p text:style-name="P16"><text:span text:style-name="T10"/></text:p>
          </draw:text-box>
        </draw:frame>
        <draw:frame draw:name="Zástupný symbol pro číslo snímku 3" presentation:style-name="pr6" draw:text-style-name="P15" draw:layer="layout" svg:width="1.228cm" svg:height="1.013cm" svg:x="22.758cm" svg:y="17.112cm" presentation:class="page-number" presentation:user-transformed="true">
          <draw:text-box>
            <text:p text:style-name="P14"><text:span text:style-name="T11"><text:page-number>&lt;čísl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k pracovat s daty v Json" draw:style-name="dp1" draw:master-page-name="Výchozí">
        <office:forms form:automatic-focus="false" form:apply-design-mode="false"/>
        <draw:frame draw:name="Nadpis 1" presentation:style-name="pr4" draw:text-style-name="P8" draw:layer="layout" svg:width="19.43cm" svg:height="1.599cm" svg:x="1.27cm" svg:y="1.124cm" presentation:class="title" presentation:user-transformed="true">
          <draw:text-box>
            <text:p text:style-name="P7"><text:span text:style-name="T5">Jak pracovat s daty v Json</text:span></text:p>
          </draw:text-box>
        </draw:frame>
        <draw:frame draw:name="Zástupný symbol pro obsah 2" presentation:style-name="pr5" draw:text-style-name="P13" draw:layer="layout" svg:width="21.63cm" svg:height="13.801cm" svg:x="1.27cm" svg:y="3.724cm" presentation:class="outline" presentation:user-transformed="true">
          <draw:text-box>
            <text:list text:style-name="L2">
              <text:list-item>
                <text:p text:style-name="P9"><text:span text:style-name="T6">Použití modulu json</text:span></text:p>
                <text:list>
                  <text:list-item>
                    <text:p text:style-name="P10"><text:span text:style-name="T12">Reprezentace dat je mnohem </text:span><text:span text:style-name="T6">přirozenější pro Python</text:span><text:span text:style-name="T12"> než XML</text:span></text:p>
                  </text:list-item>
                  <text:list-item>
                    <text:p text:style-name="P11"><text:span text:style-name="T12">Lze použít zápis odpovídající běžným datovým (dict a list)</text:span></text:p>
                  </text:list-item>
                </text:list>
              </text:list-item>
            </text:list>
            <text:p text:style-name="P16"><text:span text:style-name="T10">import json</text:span><text:span text:style-name="T10"><text:line-break/></text:span><text:span text:style-name="T10"><text:line-break/></text:span><text:span text:style-name="T10"># Nacteni bezneho textoveho souboru obsahujiciho JSON</text:span><text:span text:style-name="T10"><text:line-break/></text:span><text:span text:style-name="T10"><text:line-break/></text:span><text:span text:style-name="T10">zdroj = open("data.json", "r", encoding="utf-8")</text:span><text:span text:style-name="T10"><text:line-break/></text:span><text:span text:style-name="T10">data = json.load(zdroj)</text:span><text:span text:style-name="T10"><text:tab/></text:span><text:span text:style-name="T10"># Prevedeni na JSON</text:span><text:span text:style-name="T10"><text:line-break/></text:span><text:span text:style-name="T10">zdroj.close()</text:span></text:p>
            <text:p text:style-name="P16"><text:span text:style-name="T10">print(type(data))</text:span><text:span text:style-name="T10"><text:line-break/></text:span><text:span text:style-name="T10">print(data)</text:span></text:p>
            <text:p text:style-name="P16"><text:span text:style-name="T10"/></text:p>
            <text:p text:style-name="P32"><text:span text:style-name="T17">https://docs.python.org/2/library/json.html</text:span></text:p>
          </draw:text-box>
        </draw:frame>
        <draw:frame draw:name="Zástupný symbol pro číslo snímku 3" presentation:style-name="pr6" draw:text-style-name="P15" draw:layer="layout" svg:width="1.228cm" svg:height="1.013cm" svg:x="22.758cm" svg:y="17.112cm" presentation:class="page-number" presentation:user-transformed="true">
          <draw:text-box>
            <text:p text:style-name="P14"><text:span text:style-name="T11"><text:page-number>&lt;čísl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>
        <office:forms form:automatic-focus="false" form:apply-design-mode="false"/>
        <draw:frame draw:name="Nadpis 1" presentation:style-name="pr4" draw:text-style-name="P8" draw:layer="layout" svg:width="19.43cm" svg:height="1.599cm" svg:x="1.27cm" svg:y="1.124cm" presentation:class="title" presentation:user-transformed="true">
          <draw:text-box>
            <text:p text:style-name="P7"><text:span text:style-name="T5">Jak vytvořit http request</text:span></text:p>
          </draw:text-box>
        </draw:frame>
        <draw:frame draw:name="Zástupný symbol pro obsah 2" presentation:style-name="pr5" draw:text-style-name="P13" draw:layer="layout" svg:width="21.63cm" svg:height="13.801cm" svg:x="1.27cm" svg:y="3.724cm" presentation:class="outline" presentation:user-transformed="true">
          <draw:text-box>
            <text:list text:style-name="L2">
              <text:list-item>
                <text:p text:style-name="P9"><text:span text:style-name="T6">Použití modulu urllib</text:span></text:p>
                <text:list>
                  <text:list-item>
                    <text:p text:style-name="P10"><text:span text:style-name="T12">K dispozici sada předpřipravených funkcí</text:span></text:p>
                  </text:list-item>
                  <text:list-item>
                    <text:p text:style-name="P11"><text:span text:style-name="T12">Lze definovat proxy a port, typ odesílaných dat </text:span></text:p>
                    <text:list>
                      <text:list-header>
                        <text:p text:style-name="P11"><text:span text:style-name="T18">→ </text:span><text:span text:style-name="T12">plnohodnotné využití pro cokoliv</text:span></text:p>
                      </text:list-header>
                    </text:list>
                  </text:list-item>
                  <text:list-item>
                    <text:p text:style-name="P23"><text:span text:style-name="T12">Alternativa? Modul </text:span><text:span text:style-name="T13">requests!</text:span></text:p>
                  </text:list-item>
                </text:list>
              </text:list-item>
            </text:list>
            <text:p text:style-name="P16"><text:span text:style-name="T10">import urllib.request</text:span></text:p>
            <text:p text:style-name="P16"><text:span text:style-name="T10">web = urllib.request.urlopen("http://www.root.cz")</text:span><text:span text:style-name="T10"><text:line-break/></text:span><text:span text:style-name="T10">dokument = web.read()</text:span><text:span text:style-name="T10"><text:line-break/></text:span><text:span text:style-name="T10">data = dokument.decode("utf-8")</text:span><text:span text:style-name="T10"><text:tab/></text:span><text:span text:style-name="T10"># Predpokladame utf-8</text:span></text:p>
            <text:p text:style-name="P16"><text:span text:style-name="T10">print(type(data))</text:span><text:span text:style-name="T10"><text:line-break/></text:span><text:span text:style-name="T10">print(data)</text:span><text:span text:style-name="T10"><text:line-break/></text:span><text:span text:style-name="T10">print(web.getcode())</text:span><text:span text:style-name="T10"><text:tab/></text:span><text:span text:style-name="T10"># Zjisti vysledny http kod</text:span></text:p>
            <text:p text:style-name="P16"><text:span text:style-name="T8"/></text:p>
            <text:p text:style-name="P31"><text:span text:style-name="T17">https://docs.python.org/2/library/urllib.html</text:span></text:p>
          </draw:text-box>
        </draw:frame>
        <draw:frame draw:name="Zástupný symbol pro číslo snímku 3" presentation:style-name="pr6" draw:text-style-name="P15" draw:layer="layout" svg:width="1.228cm" svg:height="1.013cm" svg:x="22.758cm" svg:y="17.112cm" presentation:class="page-number" presentation:user-transformed="true">
          <draw:text-box>
            <text:p text:style-name="P14"><text:span text:style-name="T11"><text:page-number>&lt;číslo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>
        <office:forms form:automatic-focus="false" form:apply-design-mode="false"/>
        <draw:frame draw:name="Slide Number Placeholder 1" presentation:style-name="pr6" draw:text-style-name="P15" draw:layer="layout" svg:width="1.228cm" svg:height="1.013cm" svg:x="22.758cm" svg:y="17.112cm" presentation:class="page-number" presentation:user-transformed="true">
          <draw:text-box>
            <text:p text:style-name="P33"><text:span text:style-name="T11"><text:page-number>&lt;číslo&gt;</text:page-number></text:span></text:p>
          </draw:text-box>
        </draw:frame>
        <draw:custom-shape draw:name="TextBox 2" draw:style-name="gr2" draw:text-style-name="P35" draw:layer="layout" svg:width="25.399cm" svg:height="2.282cm" svg:x="0cm" svg:y="7.925cm">
          <text:p text:style-name="P34"><text:span text:style-name="T19">Otázky</text:span><text:span text:style-name="T20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tura T OT" svg:font-family="'Futura T OT'"/>
    <style:font-face style:name="Futura T OT Light1" svg:font-family="'Futura T OT Light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Wingdings" svg:font-family="Wingdings" style:font-pitch="variable"/>
    <style:font-face style:name="Futura T OT1" svg:font-family="'Futura T OT'" style:font-family-generic="modern" style:font-pitch="variable"/>
    <style:font-face style:name="Futura T OT Light" svg:font-family="'Futura T OT Light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bez_20_výplně_20_a_20_obrysu_5f_1" style:display-name="Objekt bez výplně a obrysu_1" style:family="graphic" style:parent-style-name="Výchozí_5f_1">
      <style:graphic-properties draw:stroke="none" draw:fill="none"/>
    </style:style>
    <style:style style:name="Úvodní_20_snímek_20_1-background" style:display-name="Úvodní snímek 1-background" style:family="presentation">
      <style:graphic-properties draw:stroke="none" draw:fill="solid" draw:fill-color="#ffffff"/>
      <style:text-properties style:letter-kerning="true"/>
    </style:style>
    <style:style style:name="Úvodní_20_snímek_20_1-backgroundobjects" style:display-name="Úvodní snímek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Úvodní_20_snímek_20_1-notes" style:display-name="Úvodní snímek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Úvodní_20_snímek_20_1-outline1" style:display-name="Úvodní snímek 1-outline1" style:family="presentation">
      <style:graphic-properties draw:stroke="none" draw:fill="none" draw:auto-grow-height="false" draw:fit-to-size="shrink-to-fit" style:shrink-to-fit="true">
        <text:list-style style:name="Úvodní_20_snímek_20_1-outline1" style:display-name="Úvodní snímek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Futura T OT Light" fo:font-family="'Futura T OT Light'" style:font-family-generic="modern" style:font-pitch="variable" fo:font-size="18pt" fo:letter-spacing="normal" fo:language="cs" fo:country="CZ" fo:font-style="normal" fo:text-shadow="none" style:text-underline-style="none" fo:font-weight="bold" style:letter-kerning="true" fo:background-color="transparent" style:font-name-asian="Source Han Sans CN Regular" style:font-family-asian="'Source Han Sans CN Regular'" style:font-family-generic-asian="system" style:font-pitch-asian="variable" style:font-size-asian="18pt" style:language-asian="cs" style:country-asian="CZ" style:font-style-asian="normal" style:font-weight-asian="bold" style:font-name-complex="Lohit Devanagari" style:font-family-complex="'Lohit Devanagari'" style:font-family-generic-complex="system" style:font-pitch-complex="variable" style:font-size-complex="18pt" style:language-complex="cs" style:country-complex="CZ" style:font-style-complex="normal" style:font-weight-complex="bold" style:text-emphasize="none" style:font-relief="none" style:text-overline-style="none" style:text-overline-color="font-color" fo:hyphenate="false"/>
    </style:style>
    <style:style style:name="Úvodní_20_snímek_20_1-outline2" style:display-name="Úvodní snímek 1-outline2" style:family="presentation" style:parent-style-name="Úvodní_20_snímek_20_1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Futura T OT Light" fo:font-family="'Futura T OT Light'" style:font-family-generic="modern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Úvodní_20_snímek_20_1-outline3" style:display-name="Úvodní snímek 1-outline3" style:family="presentation" style:parent-style-name="Úvodní_20_snímek_20_1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Futura T OT Light" fo:font-family="'Futura T OT Light'" style:font-family-generic="modern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Úvodní_20_snímek_20_1-outline4" style:display-name="Úvodní snímek 1-outline4" style:family="presentation" style:parent-style-name="Úvodní_20_snímek_20_1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Futura T OT Light" fo:font-family="'Futura T OT Light'" style:font-family-generic="modern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Úvodní_20_snímek_20_1-outline5" style:display-name="Úvodní snímek 1-outline5" style:family="presentation" style:parent-style-name="Úvodní_20_snímek_20_1-outline4">
      <style:paragraph-properties fo:margin-top="0.1cm" fo:margin-bottom="0cm"/>
      <style:text-properties fo:font-size="20pt" style:font-size-asian="20pt" style:font-size-complex="20pt"/>
    </style:style>
    <style:style style:name="Úvodní_20_snímek_20_1-outline6" style:display-name="Úvodní snímek 1-outline6" style:family="presentation" style:parent-style-name="Úvodní_20_snímek_20_1-outline5">
      <style:paragraph-properties fo:margin-top="0.1cm" fo:margin-bottom="0cm"/>
      <style:text-properties fo:font-size="20pt" style:font-size-asian="20pt" style:font-size-complex="20pt"/>
    </style:style>
    <style:style style:name="Úvodní_20_snímek_20_1-outline7" style:display-name="Úvodní snímek 1-outline7" style:family="presentation" style:parent-style-name="Úvodní_20_snímek_20_1-outline6">
      <style:paragraph-properties fo:margin-top="0.1cm" fo:margin-bottom="0cm"/>
      <style:text-properties fo:font-size="20pt" style:font-size-asian="20pt" style:font-size-complex="20pt"/>
    </style:style>
    <style:style style:name="Úvodní_20_snímek_20_1-outline8" style:display-name="Úvodní snímek 1-outline8" style:family="presentation" style:parent-style-name="Úvodní_20_snímek_20_1-outline7">
      <style:paragraph-properties fo:margin-top="0.1cm" fo:margin-bottom="0cm"/>
      <style:text-properties fo:font-size="20pt" style:font-size-asian="20pt" style:font-size-complex="20pt"/>
    </style:style>
    <style:style style:name="Úvodní_20_snímek_20_1-outline9" style:display-name="Úvodní snímek 1-outline9" style:family="presentation" style:parent-style-name="Úvodní_20_snímek_20_1-outline8">
      <style:paragraph-properties fo:margin-top="0.1cm" fo:margin-bottom="0cm"/>
      <style:text-properties fo:font-size="20pt" style:font-size-asian="20pt" style:font-size-complex="20pt"/>
    </style:style>
    <style:style style:name="Úvodní_20_snímek_20_1-subtitle" style:display-name="Úvodní snímek 1-subtitle" style:family="presentation">
      <style:graphic-properties draw:stroke="none" draw:fill="none" draw:textarea-vertical-align="middle">
        <text:list-style style:name="Úvodní_20_snímek_20_1-subtitle" style:display-name="Úvodní snímek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Úvodní_20_snímek_20_1-title" style:display-name="Úvodní snímek 1-title" style:family="presentation">
      <style:graphic-properties draw:stroke="none" draw:fill="none" draw:textarea-vertical-align="middle">
        <text:list-style style:name="Úvodní_20_snímek_20_1-title" style:display-name="Úvodní snímek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Futura T OT Light1" fo:font-family="'Futura T OT Light'" fo:font-size="18pt" fo:letter-spacing="normal" fo:language="cs" fo:country="CZ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8pt" style:language-asian="cs" style:country-asian="CZ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Nadpis_20_a_20_obsah_20_-_20_logoup-background" style:display-name="Nadpis a obsah - logoup-background" style:family="presentation">
      <style:graphic-properties draw:stroke="none" draw:fill="solid" draw:fill-color="#ffffff"/>
      <style:text-properties style:letter-kerning="true"/>
    </style:style>
    <style:style style:name="Nadpis_20_a_20_obsah_20_-_20_logoup-backgroundobjects" style:display-name="Nadpis a obsah - logou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adpis_20_a_20_obsah_20_-_20_logoup-notes" style:display-name="Nadpis a obsah - logou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adpis_20_a_20_obsah_20_-_20_logoup-outline1" style:display-name="Nadpis a obsah - logoup-outline1" style:family="presentation">
      <style:graphic-properties draw:stroke="none" draw:fill="none" draw:auto-grow-height="false" draw:fit-to-size="shrink-to-fit" style:shrink-to-fit="true">
        <text:list-style style:name="Nadpis_20_a_20_obsah_20_-_20_logoup-outline1" style:display-name="Nadpis a obsah - logou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Futura T OT Light" fo:font-family="'Futura T OT Light'" style:font-family-generic="modern" style:font-pitch="variable" fo:font-size="18pt" fo:letter-spacing="normal" fo:language="cs" fo:country="CZ" fo:font-style="normal" fo:text-shadow="none" style:text-underline-style="none" fo:font-weight="bold" style:letter-kerning="true" fo:background-color="transparent" style:font-name-asian="Source Han Sans CN Regular" style:font-family-asian="'Source Han Sans CN Regular'" style:font-family-generic-asian="system" style:font-pitch-asian="variable" style:font-size-asian="18pt" style:language-asian="cs" style:country-asian="CZ" style:font-style-asian="normal" style:font-weight-asian="bold" style:font-name-complex="Lohit Devanagari" style:font-family-complex="'Lohit Devanagari'" style:font-family-generic-complex="system" style:font-pitch-complex="variable" style:font-size-complex="18pt" style:language-complex="cs" style:country-complex="CZ" style:font-style-complex="normal" style:font-weight-complex="bold" style:text-emphasize="none" style:font-relief="none" style:text-overline-style="none" style:text-overline-color="font-color" fo:hyphenate="false"/>
    </style:style>
    <style:style style:name="Nadpis_20_a_20_obsah_20_-_20_logoup-outline2" style:display-name="Nadpis a obsah - logoup-outline2" style:family="presentation" style:parent-style-name="Nadpis_20_a_20_obsah_20_-_20_logoup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Futura T OT Light" fo:font-family="'Futura T OT Light'" style:font-family-generic="modern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Nadpis_20_a_20_obsah_20_-_20_logoup-outline3" style:display-name="Nadpis a obsah - logoup-outline3" style:family="presentation" style:parent-style-name="Nadpis_20_a_20_obsah_20_-_20_logoup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Futura T OT Light" fo:font-family="'Futura T OT Light'" style:font-family-generic="modern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Nadpis_20_a_20_obsah_20_-_20_logoup-outline4" style:display-name="Nadpis a obsah - logoup-outline4" style:family="presentation" style:parent-style-name="Nadpis_20_a_20_obsah_20_-_20_logoup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Futura T OT Light" fo:font-family="'Futura T OT Light'" style:font-family-generic="modern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Nadpis_20_a_20_obsah_20_-_20_logoup-outline5" style:display-name="Nadpis a obsah - logoup-outline5" style:family="presentation" style:parent-style-name="Nadpis_20_a_20_obsah_20_-_20_logoup-outline4">
      <style:paragraph-properties fo:margin-top="0.1cm" fo:margin-bottom="0cm"/>
      <style:text-properties fo:font-size="20pt" style:font-size-asian="20pt" style:font-size-complex="20pt"/>
    </style:style>
    <style:style style:name="Nadpis_20_a_20_obsah_20_-_20_logoup-outline6" style:display-name="Nadpis a obsah - logoup-outline6" style:family="presentation" style:parent-style-name="Nadpis_20_a_20_obsah_20_-_20_logoup-outline5">
      <style:paragraph-properties fo:margin-top="0.1cm" fo:margin-bottom="0cm"/>
      <style:text-properties fo:font-size="20pt" style:font-size-asian="20pt" style:font-size-complex="20pt"/>
    </style:style>
    <style:style style:name="Nadpis_20_a_20_obsah_20_-_20_logoup-outline7" style:display-name="Nadpis a obsah - logoup-outline7" style:family="presentation" style:parent-style-name="Nadpis_20_a_20_obsah_20_-_20_logoup-outline6">
      <style:paragraph-properties fo:margin-top="0.1cm" fo:margin-bottom="0cm"/>
      <style:text-properties fo:font-size="20pt" style:font-size-asian="20pt" style:font-size-complex="20pt"/>
    </style:style>
    <style:style style:name="Nadpis_20_a_20_obsah_20_-_20_logoup-outline8" style:display-name="Nadpis a obsah - logoup-outline8" style:family="presentation" style:parent-style-name="Nadpis_20_a_20_obsah_20_-_20_logoup-outline7">
      <style:paragraph-properties fo:margin-top="0.1cm" fo:margin-bottom="0cm"/>
      <style:text-properties fo:font-size="20pt" style:font-size-asian="20pt" style:font-size-complex="20pt"/>
    </style:style>
    <style:style style:name="Nadpis_20_a_20_obsah_20_-_20_logoup-outline9" style:display-name="Nadpis a obsah - logoup-outline9" style:family="presentation" style:parent-style-name="Nadpis_20_a_20_obsah_20_-_20_logoup-outline8">
      <style:paragraph-properties fo:margin-top="0.1cm" fo:margin-bottom="0cm"/>
      <style:text-properties fo:font-size="20pt" style:font-size-asian="20pt" style:font-size-complex="20pt"/>
    </style:style>
    <style:style style:name="Nadpis_20_a_20_obsah_20_-_20_logoup-subtitle" style:display-name="Nadpis a obsah - logoup-subtitle" style:family="presentation">
      <style:graphic-properties draw:stroke="none" draw:fill="none" draw:textarea-vertical-align="middle">
        <text:list-style style:name="Nadpis_20_a_20_obsah_20_-_20_logoup-subtitle" style:display-name="Nadpis a obsah - logou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adpis_20_a_20_obsah_20_-_20_logoup-title" style:display-name="Nadpis a obsah - logoup-title" style:family="presentation">
      <style:graphic-properties draw:stroke="none" draw:fill="none" draw:textarea-vertical-align="middle">
        <text:list-style style:name="Nadpis_20_a_20_obsah_20_-_20_logoup-title" style:display-name="Nadpis a obsah - logou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Futura T OT Light1" fo:font-family="'Futura T OT Light'" fo:font-size="18pt" fo:letter-spacing="normal" fo:language="cs" fo:country="CZ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8pt" style:language-asian="cs" style:country-asian="CZ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Prázdný_20_-_20_logoup-background" style:display-name="Prázdný - logoup-background" style:family="presentation">
      <style:graphic-properties draw:stroke="none" draw:fill="solid" draw:fill-color="#ffffff"/>
      <style:text-properties style:letter-kerning="true"/>
    </style:style>
    <style:style style:name="Prázdný_20_-_20_logoup-backgroundobjects" style:display-name="Prázdný - logou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ázdný_20_-_20_logoup-notes" style:display-name="Prázdný - logou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ázdný_20_-_20_logoup-outline1" style:display-name="Prázdný - logoup-outline1" style:family="presentation">
      <style:graphic-properties draw:stroke="none" draw:fill="none" draw:auto-grow-height="false" draw:fit-to-size="shrink-to-fit" style:shrink-to-fit="true">
        <text:list-style style:name="Prázdný_20_-_20_logoup-outline1" style:display-name="Prázdný - logou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Futura T OT Light" fo:font-family="'Futura T OT Light'" style:font-family-generic="modern" style:font-pitch="variable" fo:font-size="18pt" fo:letter-spacing="normal" fo:language="cs" fo:country="CZ" fo:font-style="normal" fo:text-shadow="none" style:text-underline-style="none" fo:font-weight="bold" style:letter-kerning="true" fo:background-color="transparent" style:font-name-asian="Source Han Sans CN Regular" style:font-family-asian="'Source Han Sans CN Regular'" style:font-family-generic-asian="system" style:font-pitch-asian="variable" style:font-size-asian="18pt" style:language-asian="cs" style:country-asian="CZ" style:font-style-asian="normal" style:font-weight-asian="bold" style:font-name-complex="Lohit Devanagari" style:font-family-complex="'Lohit Devanagari'" style:font-family-generic-complex="system" style:font-pitch-complex="variable" style:font-size-complex="18pt" style:language-complex="cs" style:country-complex="CZ" style:font-style-complex="normal" style:font-weight-complex="bold" style:text-emphasize="none" style:font-relief="none" style:text-overline-style="none" style:text-overline-color="font-color" fo:hyphenate="false"/>
    </style:style>
    <style:style style:name="Prázdný_20_-_20_logoup-outline2" style:display-name="Prázdný - logoup-outline2" style:family="presentation" style:parent-style-name="Prázdný_20_-_20_logoup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Futura T OT Light" fo:font-family="'Futura T OT Light'" style:font-family-generic="modern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rázdný_20_-_20_logoup-outline3" style:display-name="Prázdný - logoup-outline3" style:family="presentation" style:parent-style-name="Prázdný_20_-_20_logoup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Futura T OT Light" fo:font-family="'Futura T OT Light'" style:font-family-generic="modern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rázdný_20_-_20_logoup-outline4" style:display-name="Prázdný - logoup-outline4" style:family="presentation" style:parent-style-name="Prázdný_20_-_20_logoup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Futura T OT Light" fo:font-family="'Futura T OT Light'" style:font-family-generic="modern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rázdný_20_-_20_logoup-outline5" style:display-name="Prázdný - logoup-outline5" style:family="presentation" style:parent-style-name="Prázdný_20_-_20_logoup-outline4">
      <style:paragraph-properties fo:margin-top="0.1cm" fo:margin-bottom="0cm"/>
      <style:text-properties fo:font-size="20pt" style:font-size-asian="20pt" style:font-size-complex="20pt"/>
    </style:style>
    <style:style style:name="Prázdný_20_-_20_logoup-outline6" style:display-name="Prázdný - logoup-outline6" style:family="presentation" style:parent-style-name="Prázdný_20_-_20_logoup-outline5">
      <style:paragraph-properties fo:margin-top="0.1cm" fo:margin-bottom="0cm"/>
      <style:text-properties fo:font-size="20pt" style:font-size-asian="20pt" style:font-size-complex="20pt"/>
    </style:style>
    <style:style style:name="Prázdný_20_-_20_logoup-outline7" style:display-name="Prázdný - logoup-outline7" style:family="presentation" style:parent-style-name="Prázdný_20_-_20_logoup-outline6">
      <style:paragraph-properties fo:margin-top="0.1cm" fo:margin-bottom="0cm"/>
      <style:text-properties fo:font-size="20pt" style:font-size-asian="20pt" style:font-size-complex="20pt"/>
    </style:style>
    <style:style style:name="Prázdný_20_-_20_logoup-outline8" style:display-name="Prázdný - logoup-outline8" style:family="presentation" style:parent-style-name="Prázdný_20_-_20_logoup-outline7">
      <style:paragraph-properties fo:margin-top="0.1cm" fo:margin-bottom="0cm"/>
      <style:text-properties fo:font-size="20pt" style:font-size-asian="20pt" style:font-size-complex="20pt"/>
    </style:style>
    <style:style style:name="Prázdný_20_-_20_logoup-outline9" style:display-name="Prázdný - logoup-outline9" style:family="presentation" style:parent-style-name="Prázdný_20_-_20_logoup-outline8">
      <style:paragraph-properties fo:margin-top="0.1cm" fo:margin-bottom="0cm"/>
      <style:text-properties fo:font-size="20pt" style:font-size-asian="20pt" style:font-size-complex="20pt"/>
    </style:style>
    <style:style style:name="Prázdný_20_-_20_logoup-subtitle" style:display-name="Prázdný - logoup-subtitle" style:family="presentation">
      <style:graphic-properties draw:stroke="none" draw:fill="none" draw:textarea-vertical-align="middle">
        <text:list-style style:name="Prázdný_20_-_20_logoup-subtitle" style:display-name="Prázdný - logou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ázdný_20_-_20_logoup-title" style:display-name="Prázdný - logoup-title" style:family="presentation">
      <style:graphic-properties draw:stroke="none" draw:fill="none" draw:textarea-vertical-align="middle">
        <text:list-style style:name="Prázdný_20_-_20_logoup-title" style:display-name="Prázdný - logou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Futura T OT Light1" fo:font-family="'Futura T OT Light'" fo:font-size="18pt" fo:letter-spacing="normal" fo:language="cs" fo:country="CZ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8pt" style:language-asian="cs" style:country-asian="CZ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 style:shrink-to-fit="tru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.483cm" fo:margin-bottom="0cm" fo:text-indent="0cm"/>
      <style:text-properties fo:font-size="33.7999992370605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.362cm" fo:margin-bottom="0cm" fo:text-indent="0cm"/>
      <style:text-properties fo:font-size="29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.241cm" fo:margin-bottom="0cm" fo:text-indent="0cm"/>
      <style:text-properties fo:font-size="24.2000007629395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2000007629395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bez_20_výplně_20_a_20_obrysu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bez_20_výplně_20_a_20_obrysu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069cm)" draw:image-opacity="100%" style:mirror="none"/>
    </style:style>
    <style:style style:name="Mpr1" style:family="presentation" style:parent-style-name="Úvodní_20_snímek_20_1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Úvodní_20_snímek_20_1-backgroundobjects">
      <style:graphic-properties draw:stroke="none" draw:fill="none" draw:fill-color="#ffffff" draw:auto-grow-height="false" fo:min-height="1.485cm"/>
    </style:style>
    <style:style style:name="Mpr3" style:family="presentation" style:parent-style-name="Úvodní_20_snímek_20_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dpis_20_a_20_obsah_20_-_20_logoup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Nadpis_20_a_20_obsah_20_-_20_logoup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Nadpis_20_a_20_obsah_20_-_20_logoup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Nadpis_20_a_20_obsah_20_-_20_logoup-backgroundobjects">
      <style:graphic-properties draw:stroke="none" draw:fill="none" draw:fill-color="#ffffff" draw:auto-grow-height="false" fo:min-height="1.485cm"/>
    </style:style>
    <style:style style:name="Mpr8" style:family="presentation" style:parent-style-name="Nadpis_20_a_20_obsah_20_-_20_logoup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Prázdný_20_-_20_logoup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Prázdný_20_-_20_logoup-backgroundobjects">
      <style:graphic-properties draw:stroke="none" draw:fill="none" draw:fill-color="#ffffff" draw:auto-grow-height="false" fo:min-height="1.485cm"/>
    </style:style>
    <style:style style:name="Mpr11" style:family="presentation" style:parent-style-name="Prázdný_20_-_20_logoup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Výchozí-backgroundobjects">
      <style:graphic-properties draw:stroke="none" draw:fill="none" draw:fill-color="#ffffff" draw:auto-grow-height="false" fo:min-height="1.086cm"/>
    </style:style>
    <style:style style:name="Mpr13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14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303030" style:text-line-through-style="none" style:text-line-through-type="none" style:text-position="0% 100%" style:font-name="Futura T OT Light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3" style:family="text">
      <style:text-properties fo:text-transform="uppercase" fo:color="#303030" style:text-line-through-style="none" style:text-line-through-type="none" style:text-position="0% 100%" style:font-name="Futura T O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303030" style:text-line-through-style="none" style:text-line-through-type="none" style:text-position="0% 100%" style:font-name="Futura T OT Light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5" style:family="text">
      <style:text-properties fo:font-variant="normal" fo:text-transform="none" fo:color="#303030" style:text-line-through-style="none" style:text-line-through-type="none" style:text-position="0% 100%" style:font-name="Futura T OT Ligh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303030" style:text-line-through-style="none" style:text-line-through-type="none" style:text-position="0% 100%" style:font-name="Futura T OT Light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Úvodní_20_snímek_20_1" style:display-name="Úvodní snímek 1" style:page-layout-name="PM1" draw:style-name="Mdp1">
      <office:forms form:automatic-focus="false" form:apply-design-mode="false"/>
      <draw:frame draw:name="Picture 2" draw:style-name="Mgr3" draw:text-style-name="MP5" draw:layer="backgroundobjects" svg:width="24.1cm" svg:height="0.174cm" svg:x="1.299cm" svg:y="3.35cm">
        <draw:image xlink:href="Pictures/10000000000007030000000D02EEE467E213D646.png" xlink:type="simple" xlink:show="embed" xlink:actuate="onLoad">
          <text:p/>
        </draw:image>
      </draw:frame>
      <draw:frame draw:name="Picture 2" draw:style-name="Mgr3" draw:text-style-name="MP5" draw:layer="backgroundobjects" svg:width="4.054cm" svg:height="1.799cm" svg:x="21.345cm" svg:y="1.124cm">
        <draw:image xlink:href="Pictures/10000000000002DC00000145B5D4014CF9BA0D04.png" xlink:type="simple" xlink:show="embed" xlink:actuate="onLoad">
          <text:p/>
        </draw:image>
      </draw:frame>
      <draw:frame draw:name="Picture 7" draw:style-name="Mgr3" draw:text-style-name="MP5" draw:layer="backgroundobjects" svg:width="25.399cm" svg:height="19.045cm" svg:x="0cm" svg:y="0.004cm">
        <draw:image xlink:href="Pictures/1000000000000898000006722EA9BA5A047F78AB.jpg" xlink:type="simple" xlink:show="embed" xlink:actuate="onLoad">
          <text:p/>
        </draw:image>
      </draw:frame>
      <draw:frame draw:name="Nadpis 1" presentation:style-name="Mpr1" draw:text-style-name="MP7" draw:layer="backgroundobjects" svg:width="11.994cm" svg:height="4.082cm" svg:x="11.5cm" svg:y="6.242cm" presentation:class="title" presentation:user-transformed="true">
        <draw:text-box>
          <text:p text:style-name="MP6"><text:span text:style-name="MT2">Kliknutím vložíte nadpis.</text:span></text:p>
        </draw:text-box>
      </draw:frame>
      <draw:frame draw:name="Picture 2" draw:style-name="Mgr3" draw:text-style-name="MP5" draw:layer="backgroundobjects" svg:width="5.405cm" svg:height="2.399cm" svg:x="19.994cm" svg:y="0.724cm">
        <draw:image xlink:href="Pictures/10000000000002DC00000145B5D4014CF9BA0D04.png" xlink:type="simple" xlink:show="embed" xlink:actuate="onLoad">
          <text:p/>
        </draw:image>
      </draw:frame>
      <draw:frame draw:name="Picture 8" draw:style-name="Mgr4" draw:text-style-name="MP5" draw:layer="backgroundobjects" svg:width="9.512cm" svg:height="11.124cm" svg:x="0cm" svg:y="7.925cm">
        <draw:image xlink:href="Pictures/100002010000022A00000201AD3CAD0462093D78.png" xlink:type="simple" xlink:show="embed" xlink:actuate="onLoad">
          <text:p/>
        </draw:image>
      </draw:frame>
      <draw:frame draw:name="Picture 2" draw:style-name="Mgr3" draw:text-style-name="MP5" draw:layer="backgroundobjects" svg:width="2.299cm" svg:height="2.299cm" svg:x="19.701cm" svg:y="16.326cm">
        <draw:image xlink:href="Pictures/10000201000000C7000000C746F6A4B6FBFA8006.png" xlink:type="simple" xlink:show="embed" xlink:actuate="onLoad">
          <text:p/>
        </draw:image>
      </draw:frame>
      <draw:frame draw:name="Picture 3" draw:style-name="Mgr3" draw:text-style-name="MP5" draw:layer="backgroundobjects" svg:width="2.299cm" svg:height="2.299cm" svg:x="22.101cm" svg:y="16.326cm">
        <draw:image xlink:href="Pictures/10000201000000C7000000C7970FB15C81667CAA.png" xlink:type="simple" xlink:show="embed" xlink:actuate="onLoad">
          <text:p/>
        </draw:image>
      </draw:frame>
      <draw:frame presentation:style-name="Úvodní_20_snímek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Úvodní_20_snímek_20_1-title" draw:layer="backgroundobjects" svg:width="19.798cm" svg:height="11.136cm" svg:x="0.6cm" svg:y="2.257cm" presentation:class="page"/>
        <draw:frame presentation:style-name="Úvodní_20_snímek_20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Nadpis_20_a_20_obsah_20_-_20_logoup" style:display-name="Nadpis a obsah - logoup" style:page-layout-name="PM1" draw:style-name="Mdp1">
      <office:forms form:automatic-focus="false" form:apply-design-mode="false"/>
      <draw:frame draw:name="Picture 2" draw:style-name="Mgr3" draw:text-style-name="MP5" draw:layer="backgroundobjects" svg:width="24.1cm" svg:height="0.174cm" svg:x="1.299cm" svg:y="3.35cm">
        <draw:image xlink:href="Pictures/10000000000007030000000D02EEE467E213D646.png" xlink:type="simple" xlink:show="embed" xlink:actuate="onLoad">
          <text:p/>
        </draw:image>
      </draw:frame>
      <draw:frame draw:name="Picture 2" draw:style-name="Mgr3" draw:text-style-name="MP5" draw:layer="backgroundobjects" svg:width="4.054cm" svg:height="1.799cm" svg:x="21.345cm" svg:y="1.124cm">
        <draw:image xlink:href="Pictures/10000000000002DC00000145B5D4014CF9BA0D04.png" xlink:type="simple" xlink:show="embed" xlink:actuate="onLoad">
          <text:p/>
        </draw:image>
      </draw:frame>
      <draw:frame draw:name="Nadpis 1" presentation:style-name="Mpr4" draw:text-style-name="MP8" draw:layer="backgroundobjects" svg:width="19.43cm" svg:height="1.599cm" svg:x="1.27cm" svg:y="1.124cm" presentation:class="title" presentation:user-transformed="true">
        <draw:text-box>
          <text:p text:style-name="MP6"><text:span text:style-name="MT3">Kliknutím vložíte nadpis.</text:span></text:p>
        </draw:text-box>
      </draw:frame>
      <draw:frame draw:name="Zástupný symbol pro obsah 2" presentation:style-name="Mpr5" draw:text-style-name="MP10" draw:layer="backgroundobjects" svg:width="19.43cm" svg:height="14.801cm" svg:x="1.27cm" svg:y="3.724cm" presentation:class="outline" presentation:user-transformed="true">
        <draw:text-box>
          <text:list text:style-name="ML3">
            <text:list-item>
              <text:p text:style-name="MP9"><text:span text:style-name="MT4">Kliknutím vložíte text.</text:span></text:p>
              <text:list>
                <text:list-item>
                  <text:p text:style-name="MP9"><text:span text:style-name="MT5">Druhá úroveň</text:span></text:p>
                  <text:list>
                    <text:list-item>
                      <text:p text:style-name="MP9"><text:span text:style-name="MT5">Třetí úroveň</text:span></text:p>
                      <text:list>
                        <text:list-item>
                          <text:p text:style-name="MP9"><text:span text:style-name="MT5">Čtvrtá úroveň</text:span></text:p>
                          <text:list>
                            <text:list-item>
                              <text:p text:style-name="MP9"><text:span text:style-name="MT5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Zástupný symbol pro číslo snímku 5" presentation:style-name="Mpr6" draw:text-style-name="MP12" draw:layer="backgroundobjects" svg:width="1.228cm" svg:height="1.013cm" svg:x="22.758cm" svg:y="17.112cm" presentation:class="page-number" presentation:user-transformed="true">
        <draw:text-box>
          <text:p text:style-name="MP11"><text:span text:style-name="MT6"><text:page-number>&lt;číslo&gt;</text:page-number></text:span></text:p>
        </draw:text-box>
      </draw:frame>
      <presentation:notes style:page-layout-name="PM0">
        <draw:page-thumbnail presentation:style-name="Nadpis_20_a_20_obsah_20_-_20_logoup-title" draw:layer="backgroundobjects" svg:width="14.848cm" svg:height="11.136cm" svg:x="3.075cm" svg:y="2.257cm" presentation:class="page"/>
        <draw:frame presentation:style-name="Nadpis_20_a_20_obsah_20_-_20_logoup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Prázdný_20_-_20_logoup" style:display-name="Prázdný - logoup" style:page-layout-name="PM1" draw:style-name="Mdp1">
      <office:forms form:automatic-focus="false" form:apply-design-mode="false"/>
      <draw:frame draw:name="Picture 2" draw:style-name="Mgr3" draw:text-style-name="MP5" draw:layer="backgroundobjects" svg:width="24.1cm" svg:height="0.174cm" svg:x="1.299cm" svg:y="3.35cm">
        <draw:image xlink:href="Pictures/10000000000007030000000D02EEE467E213D646.png" xlink:type="simple" xlink:show="embed" xlink:actuate="onLoad">
          <text:p/>
        </draw:image>
      </draw:frame>
      <draw:frame draw:name="Picture 2" draw:style-name="Mgr3" draw:text-style-name="MP5" draw:layer="backgroundobjects" svg:width="4.054cm" svg:height="1.799cm" svg:x="21.345cm" svg:y="1.124cm">
        <draw:image xlink:href="Pictures/10000000000002DC00000145B5D4014CF9BA0D04.png" xlink:type="simple" xlink:show="embed" xlink:actuate="onLoad">
          <text:p/>
        </draw:image>
      </draw:frame>
      <draw:frame draw:name="Zástupný symbol pro číslo snímku 3" presentation:style-name="Mpr9" draw:text-style-name="MP12" draw:layer="backgroundobjects" svg:width="1.228cm" svg:height="1.013cm" svg:x="22.758cm" svg:y="17.112cm" presentation:class="page-number" presentation:user-transformed="true">
        <draw:text-box>
          <text:p text:style-name="MP11"><text:span text:style-name="MT6"><text:page-number>&lt;číslo&gt;</text:page-number></text:span></text:p>
        </draw:text-box>
      </draw:frame>
      <presentation:notes style:page-layout-name="PM0">
        <draw:page-thumbnail presentation:style-name="Prázdný_20_-_20_logoup-title" draw:layer="backgroundobjects" svg:width="14.848cm" svg:height="11.136cm" svg:x="3.075cm" svg:y="2.257cm" presentation:class="page"/>
        <draw:frame presentation:style-name="Prázdný_20_-_20_logoup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Výchozí" style:page-layout-name="PM1" draw:style-name="Mdp2">
      <office:forms form:automatic-focus="false" form:apply-design-mode="false"/>
      <draw:frame presentation:style-name="Výchozí-title" draw:layer="backgroundobjects" svg:width="22.859cm" svg:height="3.179cm" svg:x="1.27cm" svg:y="0.76cm" presentation:class="title" presentation:placeholder="true">
        <draw:text-box/>
      </draw:frame>
      <draw:frame presentation:style-name="Výchozí-outline1" draw:layer="backgroundobjects" svg:width="22.859cm" svg:height="11.048cm" svg:x="1.27cm" svg:y="4.457cm" presentation:class="outline" presentation:placeholder="true">
        <draw:text-box/>
      </draw:frame>
      <draw:frame presentation:style-name="Mpr12" draw:text-style-name="MP2" draw:layer="backgroundobjects" svg:width="5.917cm" svg:height="1.312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14" draw:layer="backgroundobjects" svg:width="8.051cm" svg:height="1.312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2" draw:text-style-name="MP4" draw:layer="backgroundobjects" svg:width="5.917cm" svg:height="1.312cm" svg:x="18.211cm" svg:y="17.354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ýchozí-title" draw:layer="backgroundobjects" svg:width="19.798cm" svg:height="11.136cm" svg:x="0.6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nímek 1</dc:title>
    <meta:initial-creator>Lukáš Kotek</meta:initial-creator>
    <meta:editing-cycles>13</meta:editing-cycles>
    <meta:creation-date>2018-06-27T22:19:03.059398175</meta:creation-date>
    <meta:editing-duration>PT1H27M26S</meta:editing-duration>
    <meta:generator>LibreOffice/6.0.3.2$Linux_X86_64 LibreOffice_project/00$Build-2</meta:generator>
    <dc:date>2018-06-27T23:46:23.588706196</dc:date>
    <dc:creator>Lukáš Kotek</dc:creator>
    <meta:document-statistic meta:object-count="104"/>
    <meta:user-defined meta:name="AppVersion">14.0000</meta:user-defined>
    <meta:user-defined meta:name="Company">HP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